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0.954cm" style:rel-column-width="42230*"/>
    </style:style>
    <style:style style:name="Tableau1.B" style:family="table-column">
      <style:table-column-properties style:column-width="6.045cm" style:rel-column-width="23305*"/>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font-weight="bold"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Table_20_Contents">
      <style:paragraph-properties fo:text-align="end" style:justify-single-word="false"/>
      <style:text-properties fo:font-weight="bold" style:font-weight-asian="bold" style:font-weight-complex="bold"/>
    </style:style>
    <style:style style:name="P10" style:family="paragraph" style:parent-style-name="Table_20_Contents">
      <style:paragraph-properties fo:text-align="end"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list-style-name="L2">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5">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6">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5" style:family="paragraph" style:parent-style-name="Standard" style:list-style-name="L3">
      <style:paragraph-properties fo:line-height="150%"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08505b"/>
    </style:style>
    <style:style style:name="T6" style:family="text">
      <style:text-properties officeooo:rsid="000973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9">A. U : 20<text:span text:style-name="T6">20</text:span>/20<text:span text:style-name="T6">21</text:span></text:p>
            <text:p text:style-name="P10">Master I SIAD</text:p>
            <text:p text:style-name="P10">TD N° <text:span text:style-name="T5">5</text:span>, GOE</text:p>
          </table:table-cell>
        </table:table-row>
      </table:table>
      <text:p text:style-name="P5">Sources des données</text:p>
      <text:p text:style-name="P3">Le choix de la méthode dépend de la stratégie de collecte des données, du type de variable, de la précision souhaitée, du point de collecte et des compétences de l'agent recenseur. Les relations qui existent entre une variable, sa provenance, et les méthodes concrètement utilisées pour sa collecte peuvent aider à choisir la méthode appropriée. Les principales méthodes de collecte sont les suivantes:</text:p>
      <text:list xml:id="list3813876694401034499" text:style-name="L1">
        <text:list-item>
          <text:p text:style-name="P11">...</text:p>
        </text:list-item>
        <text:list-item>
          <text:p text:style-name="P11">Les entretiens: ce sont des formulaires qui sont remplis à l'occasion d'un entretien avec le déclarant. Plus coûteux que les questionnaires, ils sont préférables pour des questions plus complexes, en cas de faible alphabétisation ou de moindre coopération.</text:p>
        </text:list-item>
        <text:list-item>
          <text:p text:style-name="P11">...</text:p>
        </text:list-item>
      </text:list>
      <text:p text:style-name="P4">Archive des Documents,</text:p>
      <text:p text:style-name="P4">Organisation des Nations Unies pour l'Alimentation et l'Agriculture (FAO)</text:p>
      <text:p text:style-name="P5">Les entretiens</text:p>
      <text:p text:style-name="P8"><text:span text:style-name="T2">Définition (Larousse) : </text:span>Conversation suivie avec une ou plusieurs personnes ;</text:p>
      <text:p text:style-name="P8">L'entretien n'est pas une simple conversation, il a un objectif et doit être préparé (Rémi Bachelet).</text:p>
      <text:p text:style-name="P6">Quand ?</text:p>
      <text:list xml:id="list4826812713304800776" text:style-name="L2">
        <text:list-item>
          <text:p text:style-name="P12">Avoir un contact personnel, et,</text:p>
        </text:list-item>
        <text:list-item>
          <text:p text:style-name="P12">Vouloir récupérer des données plus riches et plus approfondies.</text:p>
        </text:list-item>
      </text:list>
      <text:p text:style-name="P7">Etapes à suivre <text:span text:style-name="T4">(</text:span><text:span text:style-name="T3">Rémi Bachelet)</text:span></text:p>
      <text:list xml:id="list4616836233204770485" text:style-name="L3">
        <text:list-item>
          <text:p text:style-name="P15">Se présenter,</text:p>
        </text:list-item>
        <text:list-item>
          <text:p text:style-name="P15">Expliquer l’objet, clarifier l’utilisation ultérieure des informations,</text:p>
        </text:list-item>
        <text:list-item>
          <text:p text:style-name="P15">Demander l’autorisation pour prendre de notes ou enregistrer,</text:p>
        </text:list-item>
        <text:list-item>
          <text:p text:style-name="P15">Gérer le temps : fixer la durée,</text:p>
        </text:list-item>
        <text:list-item>
          <text:p text:style-name="P15">Préciser si une copie du compte-rendu d’entretien sera envoyée.</text:p>
        </text:list-item>
      </text:list>
      <text:p text:style-name="P6">Par rapport à un questionnaire <text:span text:style-name="T4">(</text:span><text:span text:style-name="T3">Rémi Bachelet)</text:span></text:p>
      <text:list xml:id="list4309813839736715121" text:style-name="L4">
        <text:list-item>
          <text:p text:style-name="P16">Spectre de données obtenues très large :</text:p>
          <text:list>
            <text:list-item>
              <text:p text:style-name="P16">Faits, comportements</text:p>
            </text:list-item>
            <text:list-item>
              <text:p text:style-name="P16">Avis, jugements, opinions, croyances,</text:p>
            </text:list-item>
            <text:list-item>
              <text:p text:style-name="P16">Emotions, etc.</text:p>
            </text:list-item>
          </text:list>
        </text:list-item>
        <text:list-item>
          <text:p text:style-name="P16"><text:soft-page-break/>Possibilité de s’adapter en cours de réalisation (selon les réponses, les attitudes, etc.)</text:p>
        </text:list-item>
        <text:list-item>
          <text:p text:style-name="P16">Possibilité de traiter certains sujets en profondeur,</text:p>
        </text:list-item>
        <text:list-item>
          <text:p text:style-name="P16">Découverte de nouvelles possibilités ou axes qui n'étaient pas connus.</text:p>
        </text:list-item>
      </text:list>
      <text:p text:style-name="P6">Conseils</text:p>
      <text:list xml:id="list5812247211793718596" text:style-name="L5">
        <text:list-item>
          <text:p text:style-name="P13">Encourager l'expression sans influence,</text:p>
        </text:list-item>
        <text:list-item>
          <text:p text:style-name="P13">Ne pas interrompre, "<text:span text:style-name="T1">ne pas hésiter à laisser des silences</text:span>",</text:p>
        </text:list-item>
        <text:list-item>
          <text:p text:style-name="P13">Reformuler (Carl Rogers) : </text:p>
          <text:list>
            <text:list-item>
              <text:p text:style-name="P13">Une intervention de l’interviewer qui consiste à redire en d’autres termes ce que la personne vient d’exprimer,</text:p>
            </text:list-item>
            <text:list-item>
              <text:p text:style-name="P13">Et valider qu’elle est d’accord avec cette restitution,</text:p>
            </text:list-item>
          </text:list>
        </text:list-item>
        <text:list-item>
          <text:p text:style-name="P13">Deux interviewers : l'un qui pose les questions, l'autre prend les notes (contact continu).</text:p>
        </text:list-item>
      </text:list>
      <text:p text:style-name="P5">Préparer les questions </text:p>
      <text:list xml:id="list8558837674070804067" text:style-name="L6">
        <text:list-item>
          <text:p text:style-name="P14">Très fermées : « oui ou non »</text:p>
          <text:list>
            <text:list-item>
              <text:p text:style-name="P14">"Est-ce que ?", "Pensez-vous ?", " Pouvez-vous ?" Et réponses à choix multiple</text:p>
            </text:list-item>
            <text:list-item>
              <text:p text:style-name="P14">Les questions fermées ne créent pas de dialogue mais permettent l'obtention rapide d'informations.</text:p>
            </text:list-item>
          </text:list>
        </text:list-item>
        <text:list-item>
          <text:p text:style-name="P14">Informatives ou précises</text:p>
          <text:list>
            <text:list-item>
              <text:p text:style-name="P14">"Qui ?", "Quoi ?", "Quand ?", "Où ?", "Combien ?", "Lequel ?", "Par quels moyens ?"</text:p>
            </text:list-item>
          </text:list>
        </text:list-item>
        <text:list-item>
          <text:p text:style-name="P14">Appel à une réponse développée.</text:p>
          <text:list>
            <text:list-item>
              <text:p text:style-name="P14">"Qu'est-ce que ?", "Que ?", "Quel ?", "Comment" ?</text:p>
            </text:list-item>
            <text:list-item>
              <text:p text:style-name="P14">Oblige à décrire de manière structurée ou en appelle à l'imagination de l'interlocuteur.</text:p>
            </text:list-item>
          </text:list>
        </text:list-item>
        <text:list-item>
          <text:p text:style-name="P14">Les questions relais ou de poursuite</text:p>
          <text:list>
            <text:list-item>
              <text:p text:style-name="P14">"Dans quelle mesure ?", "C'est-à-dire ?", " Dans quel cas ?", "Sur quels critères ?", "Par exemple ?"</text:p>
            </text:list-item>
            <text:list-item>
              <text:p text:style-name="P14">Elles facilitent la discussion : repartant de la réponse, elles incitent à la développer et l'enrichir.</text:p>
            </text:list-item>
          </text:list>
        </text:list-item>
      </text:list>
      <text:p text:style-name="P6">Travail demandé</text:p>
      <text:p text:style-name="P8">Vous avez un rendez-vous avec un développeur.</text:p>
      <text:p text:style-name="P8">Préparer un entretien qui vise à mieux comprendre sa fo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7M16S</meta:editing-duration>
    <meta:editing-cycles>23</meta:editing-cycles>
    <meta:generator>LibreOffice/5.1.6.2$Linux_X86_64 LibreOffice_project/10m0$Build-2</meta:generator>
    <dc:date>2021-01-02T01:57:13.717524103</dc:date>
    <meta:document-statistic meta:table-count="1" meta:image-count="0" meta:object-count="0" meta:page-count="2" meta:paragraph-count="56" meta:word-count="510" meta:character-count="3145" meta:non-whitespace-character-count="2723"/>
    <meta:user-defined meta:name="Info 1"/>
    <meta:user-defined meta:name="Info 2"/>
    <meta:user-defined meta:name="Info 3"/>
    <meta:user-defined meta:name="Info 4"/>
  </office:meta>
</office:document-meta>
</file>